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4.08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7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4" table:default-cell-style-name="Default"/>
        <table:table-column table:style-name="co2" table:number-columns-repeated="3" table:default-cell-style-name="Default"/>
        <table:table-column table:style-name="co4" table:number-columns-repeated="6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>
            <text:p>Igual</text:p>
          </table:table-cell>
          <table:table-cell office:value-type="string">
            <text:p>Stad</text:p>
          </table:table-cell>
          <table:table-cell table:style-name="ce5" office:value-type="string">
            <text:p>Acción</text:p>
          </table:table-cell>
          <table:table-cell table:style-name="ce5" office:value-type="string">
            <text:p>Control</text:p>
          </table:table-cell>
          <table:table-cell table:style-name="ce5" office:value-type="string">
            <text:p>WriteSelect</text:p>
          </table:table-cell>
          <table:table-cell table:style-name="ce5" office:value-type="string">
            <text:p>WriteEnable</text:p>
          </table:table-cell>
          <table:table-cell table:style-name="ce5" office:value-type="string">
            <text:p>WriteAddress</text:p>
          </table:table-cell>
          <table:table-cell table:style-name="ce5" office:value-type="string">
            <text:p>ReadAddressA</text:p>
          </table:table-cell>
          <table:table-cell table:style-name="ce5" office:value-type="string">
            <text:p>ReadAddressB</text:p>
          </table:table-cell>
          <table:table-cell table:style-name="ce5" office:value-type="string">
            <text:p>Fun</text:p>
          </table:table-cell>
          <table:table-cell table:style-name="ce5" office:value-type="string">
            <text:p>LoadS</text:p>
          </table:table-cell>
          <table:table-cell table:style-name="ce5" office:value-type="string">
            <text:p>SlectS</text:p>
          </table:table-cell>
          <table:table-cell table:style-name="ce5" office:value-type="string">
            <text:p>NegS</text:p>
          </table:table-cell>
          <table:table-cell table:style-name="ce5" office:value-type="string">
            <text:p>SelectDR</text:p>
          </table:table-cell>
          <table:table-cell table:style-name="ce5" office:value-type="string">
            <text:p>LoadDR</text:p>
          </table:table-cell>
          <table:table-cell table:style-name="ce5" office:value-type="string">
            <text:p>SelectAR</text:p>
          </table:table-cell>
          <table:table-cell table:style-name="ce5" office:value-type="string">
            <text:p>LoadAR</text:p>
          </table:table-cell>
          <table:table-cell table:style-name="ce5" office:value-type="string">
            <text:p>SelectPC</text:p>
          </table:table-cell>
          <table:table-cell table:style-name="ce5" office:value-type="string">
            <text:p>LoadPC</text:p>
          </table:table-cell>
          <table:table-cell table:style-name="ce5" office:value-type="string">
            <text:p>LoadIR</text:p>
          </table:table-cell>
          <table:table-cell table:style-name="ce5" office:value-type="string">
            <text:p>LoadCR</text:p>
          </table:table-cell>
          <table:table-cell table:number-columns-repeated="3"/>
        </table:table-row>
        <table:table-row table:style-name="ro2">
          <table:table-cell table:style-name="ce1"/>
          <table:table-cell table:style-name="ce1" office:value-type="string">
            <text:p>SF1</text:p>
          </table:table-cell>
          <table:table-cell table:style-name="ce1" office:value-type="string">
            <text:p><text:span text:style-name="T1">CR&lt;=(oeM,oePCa)</text:span></text:p>
          </table:table-cell>
          <table:table-cell table:style-name="ce1" office:value-type="string">
            <text:p>b100100</text:p>
          </table:table-cell>
          <table:table-cell table:number-columns-repeated="16" table:style-name="ce1" office:value-type="string">
            <text:p>X</text:p>
          </table:table-cell>
          <table:table-cell office:value-type="float" office:value="1">
            <text:p>1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24"/>
        </table:table-row>
        <table:table-row table:style-name="ro1">
          <table:table-cell table:style-name="ce2"/>
          <table:table-cell table:style-name="ce1" office:value-type="string">
            <text:p>SF2</text:p>
          </table:table-cell>
          <table:table-cell table:style-name="ce1" office:value-type="string">
            <text:p>IR&lt;=Bus Datos</text:p>
          </table:table-cell>
          <table:table-cell table:number-columns-repeated="14" table:style-name="ce1" office:value-type="string">
            <text:p>X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X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1" office:value-type="string">
            <text:p>SF2</text:p>
          </table:table-cell>
          <table:table-cell table:style-name="ce1" office:value-type="string">
            <text:p>PC&lt;=PC+1</text:p>
          </table:table-cell>
          <table:table-cell table:number-columns-repeated="14" table:style-name="ce1" office:value-type="string">
            <text:p>X</text:p>
          </table:table-cell>
          <table:table-cell table:style-name="ce1" office:value-type="string">
            <text:p>b11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24"/>
        </table:table-row>
        <table:table-row table:style-name="ro1">
          <table:table-cell/>
          <table:table-cell office:value-type="string">
            <text:p>S01</text:p>
          </table:table-cell>
          <table:table-cell office:value-type="string">
            <text:p>Rd&lt;=Rf1 log Rf2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nstruccion[8:6]</text:p>
          </table:table-cell>
          <table:table-cell office:value-type="string">
            <text:p>Instruccion[5:3]</text:p>
          </table:table-cell>
          <table:table-cell office:value-type="string">
            <text:p>Instruccion[2:0]</text:p>
          </table:table-cell>
          <table:table-cell office:value-type="string">
            <text:p>Instruccion[12:9]</text:p>
          </table:table-cell>
          <table:table-cell/>
          <table:table-cell table:number-columns-repeated="10" office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01</text:p>
          </table:table-cell>
          <table:table-cell office:value-type="string">
            <text:p>Status&lt;=(msb,z)</text:p>
          </table:table-cell>
          <table:table-cell office:value-type="string">
            <text:p>X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" office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>
            <text:p>S02</text:p>
          </table:table-cell>
          <table:table-cell office:value-type="string">
            <text:p>Rd&lt;=Rf1 arit Rf2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nstruccion[8:6]</text:p>
          </table:table-cell>
          <table:table-cell office:value-type="string">
            <text:p>Instruccion[5:3]</text:p>
          </table:table-cell>
          <table:table-cell office:value-type="string">
            <text:p>Instruccion[2:0]</text:p>
          </table:table-cell>
          <table:table-cell office:value-type="string">
            <text:p>Instruccion[12:9]</text:p>
          </table:table-cell>
          <table:table-cell/>
          <table:table-cell table:number-columns-repeated="10" office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02</text:p>
          </table:table-cell>
          <table:table-cell office:value-type="string">
            <text:p>Status&lt;=(cy,ov,msb,z)</text:p>
          </table:table-cell>
          <table:table-cell office:value-type="string">
            <text:p>X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" office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>
            <text:p>S04</text:p>
          </table:table-cell>
          <table:table-cell office:value-type="string">
            <text:p>Rd&lt;=desp Rf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nstruccion[8:6]</text:p>
          </table:table-cell>
          <table:table-cell office:value-type="string">
            <text:p>Instruccion[5:3]</text:p>
          </table:table-cell>
          <table:table-cell office:value-type="string">
            <text:p>X</text:p>
          </table:table-cell>
          <table:table-cell office:value-type="string">
            <text:p>Instruccion[12:9]</text:p>
          </table:table-cell>
          <table:table-cell/>
          <table:table-cell table:number-columns-repeated="10" office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04</text:p>
          </table:table-cell>
          <table:table-cell office:value-type="string">
            <text:p>Status&lt;=(cy,msb,z)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10" office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1R01</text:p>
          </table:table-cell>
          <table:table-cell office:value-type="string">
            <text:p>Rd&lt;=Bus Datos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struccion[8:6]</text:p>
          </table:table-cell>
          <table:table-cell table:number-columns-repeated="10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1R01</text:p>
          </table:table-cell>
          <table:table-cell office:value-type="string">
            <text:p>PC&lt;=PC+1</text:p>
          </table:table-cell>
          <table:table-cell office:value-type="string">
            <text:p>X</text:p>
          </table:table-cell>
          <table:table-cell table:number-columns-repeated="3"/>
          <table:table-cell table:number-columns-repeated="10" office:value-type="string">
            <text:p>X</text:p>
          </table:table-cell>
          <table:table-cell office:value-type="string">
            <text:p>b1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1R11</text:p>
          </table:table-cell>
          <table:table-cell office:value-type="string">
            <text:p>AR&lt;=Bus Datos</text:p>
          </table:table-cell>
          <table:table-cell/>
          <table:table-cell table:number-columns-repeated="11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1R11</text:p>
          </table:table-cell>
          <table:table-cell office:value-type="string">
            <text:p>CR&lt;=(oeM, oeAR)</text:p>
          </table:table-cell>
          <table:table-cell office:value-type="string">
            <text:p>b100010</text:p>
          </table:table-cell>
          <table:table-cell table:number-columns-repeated="11" office:value-type="string">
            <text:p>X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1R12</text:p>
          </table:table-cell>
          <table:table-cell office:value-type="string">
            <text:p>Rd&lt;=Bus Datos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struccion[8:6]</text:p>
          </table:table-cell>
          <table:table-cell table:number-columns-repeated="10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1R12</text:p>
          </table:table-cell>
          <table:table-cell office:value-type="string">
            <text:p>PC&lt;=PC+1</text:p>
          </table:table-cell>
          <table:table-cell office:value-type="string">
            <text:p>X</text:p>
          </table:table-cell>
          <table:table-cell table:number-columns-repeated="3"/>
          <table:table-cell table:number-columns-repeated="10" office:value-type="string">
            <text:p>X</text:p>
          </table:table-cell>
          <table:table-cell office:value-type="string">
            <text:p>b1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1W10</text:p>
          </table:table-cell>
          <table:table-cell office:value-type="string">
            <text:p>AR&lt;=Bus Datos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1W10</text:p>
          </table:table-cell>
          <table:table-cell office:value-type="string">
            <text:p>DR&lt;=Rf1</text:p>
          </table:table-cell>
          <table:table-cell/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Instruccion[5:3]</text:p>
          </table:table-cell>
          <table:table-cell office:value-type="string">
            <text:p>X</text:p>
          </table:table-cell>
          <table:table-cell office:value-type="string">
            <text:p>b1000</text:p>
          </table:table-cell>
          <table:table-cell table:number-columns-repeated="3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1W10</text:p>
          </table:table-cell>
          <table:table-cell office:value-type="string">
            <text:p>CR&lt;=(oeDR, oeAR,WR)</text:p>
          </table:table-cell>
          <table:table-cell office:value-type="string">
            <text:p>b001011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1W11</text:p>
          </table:table-cell>
          <table:table-cell office:value-type="string">
            <text:p>CR&lt;=(oeDR, oeAR)</text:p>
          </table:table-cell>
          <table:table-cell office:value-type="string">
            <text:p>b001010</text:p>
          </table:table-cell>
          <table:table-cell table:number-columns-repeated="13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1W11</text:p>
          </table:table-cell>
          <table:table-cell office:value-type="string">
            <text:p>PC&lt;=PC+1</text:p>
          </table:table-cell>
          <table:table-cell/>
          <table:table-cell table:number-columns-repeated="13" office:value-type="string">
            <text:p>X</text:p>
          </table:table-cell>
          <table:table-cell office:value-type="string">
            <text:p>b1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Igual</text:p>
          </table:table-cell>
          <table:table-cell office:value-type="string">
            <text:p>Stad</text:p>
          </table:table-cell>
          <table:table-cell table:style-name="ce5" office:value-type="string">
            <text:p>Acción</text:p>
          </table:table-cell>
          <table:table-cell table:style-name="ce5" office:value-type="string">
            <text:p>Control</text:p>
          </table:table-cell>
          <table:table-cell table:style-name="ce5" office:value-type="string">
            <text:p>WriteSelect</text:p>
          </table:table-cell>
          <table:table-cell table:style-name="ce5" office:value-type="string">
            <text:p>WriteEnable</text:p>
          </table:table-cell>
          <table:table-cell table:style-name="ce5" office:value-type="string">
            <text:p>WriteAddress</text:p>
          </table:table-cell>
          <table:table-cell table:style-name="ce5" office:value-type="string">
            <text:p>ReadAddressA</text:p>
          </table:table-cell>
          <table:table-cell table:style-name="ce5" office:value-type="string">
            <text:p>ReadAddressB</text:p>
          </table:table-cell>
          <table:table-cell table:style-name="ce5" office:value-type="string">
            <text:p>Fun</text:p>
          </table:table-cell>
          <table:table-cell table:style-name="ce5" office:value-type="string">
            <text:p>LoadS</text:p>
          </table:table-cell>
          <table:table-cell table:style-name="ce5" office:value-type="string">
            <text:p>SlectS</text:p>
          </table:table-cell>
          <table:table-cell table:style-name="ce5" office:value-type="string">
            <text:p>NegS</text:p>
          </table:table-cell>
          <table:table-cell table:style-name="ce5" office:value-type="string">
            <text:p>SelectDR</text:p>
          </table:table-cell>
          <table:table-cell table:style-name="ce5" office:value-type="string">
            <text:p>LoadDR</text:p>
          </table:table-cell>
          <table:table-cell table:style-name="ce5" office:value-type="string">
            <text:p>SelectAR</text:p>
          </table:table-cell>
          <table:table-cell table:style-name="ce5" office:value-type="string">
            <text:p>LoadAR</text:p>
          </table:table-cell>
          <table:table-cell table:style-name="ce5" office:value-type="string">
            <text:p>SelectPC</text:p>
          </table:table-cell>
          <table:table-cell table:style-name="ce5" office:value-type="string">
            <text:p>LoadPC</text:p>
          </table:table-cell>
          <table:table-cell table:style-name="ce5" office:value-type="string">
            <text:p>LoadIR</text:p>
          </table:table-cell>
          <table:table-cell table:style-name="ce5" office:value-type="string">
            <text:p>LoadC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1R21</text:p>
          </table:table-cell>
          <table:table-cell office:value-type="string">
            <text:p>Rd&lt;=Bus Datos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struccion[8:6]</text:p>
          </table:table-cell>
          <table:table-cell table:number-columns-repeated="14" office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1R22</text:p>
          </table:table-cell>
          <table:table-cell office:value-type="string">
            <text:p>AR&lt;=Rd+Rf2</text:p>
          </table:table-cell>
          <table:table-cell/>
          <table:table-cell table:number-columns-repeated="2" office:value-type="string">
            <text:p>X</text:p>
          </table:table-cell>
          <table:table-cell/>
          <table:table-cell office:value-type="string">
            <text:p>Instruccion[8:6]</text:p>
          </table:table-cell>
          <table:table-cell office:value-type="string">
            <text:p>Instruccion[2:0]</text:p>
          </table:table-cell>
          <table:table-cell office:value-type="string">
            <text:p>b0101</text:p>
          </table:table-cell>
          <table:table-cell table:number-columns-repeated="5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1R22</text:p>
          </table:table-cell>
          <table:table-cell office:value-type="string">
            <text:p>CR&lt;=(oeM, oeAR)</text:p>
          </table:table-cell>
          <table:table-cell office:value-type="string">
            <text:p>b100010</text:p>
          </table:table-cell>
          <table:table-cell table:number-columns-repeated="3" office:value-type="string">
            <text:p>X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1R23</text:p>
          </table:table-cell>
          <table:table-cell office:value-type="string">
            <text:p>Rd&lt;=Bus Datos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struccion[8:6]</text:p>
          </table:table-cell>
          <table:table-cell table:number-columns-repeated="10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1R23</text:p>
          </table:table-cell>
          <table:table-cell office:value-type="string">
            <text:p>PC&lt;=PC+1</text:p>
          </table:table-cell>
          <table:table-cell office:value-type="string">
            <text:p>X</text:p>
          </table:table-cell>
          <table:table-cell table:number-columns-repeated="3"/>
          <table:table-cell table:number-columns-repeated="10" office:value-type="string">
            <text:p>X</text:p>
          </table:table-cell>
          <table:table-cell office:value-type="string">
            <text:p>b1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>
            <text:p>S1W20</text:p>
          </table:table-cell>
          <table:table-cell office:value-type="string">
            <text:p>DR&lt;=Rf1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Instruccion[5:3]</text:p>
          </table:table-cell>
          <table:table-cell office:value-type="string">
            <text:p>X</text:p>
          </table:table-cell>
          <table:table-cell office:value-type="string">
            <text:p>b1000</text:p>
          </table:table-cell>
          <table:table-cell table:number-columns-repeated="3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1W20</text:p>
          </table:table-cell>
          <table:table-cell office:value-type="string">
            <text:p>Rf1&lt;=Bus Datos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struccion[5:3]</text:p>
          </table:table-cell>
          <table:table-cell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number-columns-repeated="6" office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1W21</text:p>
          </table:table-cell>
          <table:table-cell office:value-type="string">
            <text:p>AR&lt;=Rf1+Rf2</text:p>
          </table:table-cell>
          <table:table-cell/>
          <table:table-cell table:number-columns-repeated="3" office:value-type="string">
            <text:p>X</text:p>
          </table:table-cell>
          <table:table-cell office:value-type="string">
            <text:p>Instruccion[5:3]</text:p>
          </table:table-cell>
          <table:table-cell office:value-type="string">
            <text:p>Instruccion[2:0]</text:p>
          </table:table-cell>
          <table:table-cell office:value-type="string">
            <text:p>b0101</text:p>
          </table:table-cell>
          <table:table-cell table:number-columns-repeated="5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1W21</text:p>
          </table:table-cell>
          <table:table-cell office:value-type="string">
            <text:p>CR&lt;=(oeDR, oeAR,WR)</text:p>
          </table:table-cell>
          <table:table-cell office:value-type="string">
            <text:p>b001011</text:p>
          </table:table-cell>
          <table:table-cell table:number-columns-repeated="3" office:value-type="string">
            <text:p>X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1W22</text:p>
          </table:table-cell>
          <table:table-cell office:value-type="string">
            <text:p>Rf1&lt;=Bus Datos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Instruccion[5:3]</text:p>
          </table:table-cell>
          <table:table-cell table:number-columns-repeated="10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1W22</text:p>
          </table:table-cell>
          <table:table-cell office:value-type="string">
            <text:p>CR&lt;=(oeDR, oeAR)</text:p>
          </table:table-cell>
          <table:table-cell office:value-type="string">
            <text:p>b001010</text:p>
          </table:table-cell>
          <table:table-cell table:number-columns-repeated="3"/>
          <table:table-cell table:number-columns-repeated="10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1W22</text:p>
          </table:table-cell>
          <table:table-cell office:value-type="string">
            <text:p>PC&lt;=PC+1</text:p>
          </table:table-cell>
          <table:table-cell table:number-columns-repeated="4"/>
          <table:table-cell table:number-columns-repeated="10" office:value-type="string">
            <text:p>X</text:p>
          </table:table-cell>
          <table:table-cell office:value-type="string">
            <text:p>b1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Igual</text:p>
          </table:table-cell>
          <table:table-cell office:value-type="string">
            <text:p>Stad</text:p>
          </table:table-cell>
          <table:table-cell table:style-name="ce5" office:value-type="string">
            <text:p>Acción</text:p>
          </table:table-cell>
          <table:table-cell table:style-name="ce5" office:value-type="string">
            <text:p>Control</text:p>
          </table:table-cell>
          <table:table-cell table:style-name="ce5" office:value-type="string">
            <text:p>WriteSelect</text:p>
          </table:table-cell>
          <table:table-cell table:style-name="ce5" office:value-type="string">
            <text:p>WriteEnable</text:p>
          </table:table-cell>
          <table:table-cell table:style-name="ce5" office:value-type="string">
            <text:p>WriteAddress</text:p>
          </table:table-cell>
          <table:table-cell table:style-name="ce5" office:value-type="string">
            <text:p>ReadAddressA</text:p>
          </table:table-cell>
          <table:table-cell table:style-name="ce5" office:value-type="string">
            <text:p>ReadAddressB</text:p>
          </table:table-cell>
          <table:table-cell table:style-name="ce5" office:value-type="string">
            <text:p>Fun</text:p>
          </table:table-cell>
          <table:table-cell table:style-name="ce5" office:value-type="string">
            <text:p>LoadS</text:p>
          </table:table-cell>
          <table:table-cell table:style-name="ce5" office:value-type="string">
            <text:p>SlectS</text:p>
          </table:table-cell>
          <table:table-cell table:style-name="ce5" office:value-type="string">
            <text:p>NegS</text:p>
          </table:table-cell>
          <table:table-cell table:style-name="ce5" office:value-type="string">
            <text:p>SelectDR</text:p>
          </table:table-cell>
          <table:table-cell table:style-name="ce5" office:value-type="string">
            <text:p>LoadDR</text:p>
          </table:table-cell>
          <table:table-cell table:style-name="ce5" office:value-type="string">
            <text:p>SelectAR</text:p>
          </table:table-cell>
          <table:table-cell table:style-name="ce5" office:value-type="string">
            <text:p>LoadAR</text:p>
          </table:table-cell>
          <table:table-cell table:style-name="ce5" office:value-type="string">
            <text:p>SelectPC</text:p>
          </table:table-cell>
          <table:table-cell table:style-name="ce5" office:value-type="string">
            <text:p>LoadPC</text:p>
          </table:table-cell>
          <table:table-cell table:style-name="ce5" office:value-type="string">
            <text:p>LoadIR</text:p>
          </table:table-cell>
          <table:table-cell table:style-name="ce5" office:value-type="string">
            <text:p>LoadCR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1R31</text:p>
          </table:table-cell>
          <table:table-cell office:value-type="string">
            <text:p>AR&lt;=Bus Datos</text:p>
          </table:table-cell>
          <table:table-cell/>
          <table:table-cell table:number-columns-repeated="11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4"/>
        </table:table-row>
        <table:table-row table:style-name="ro1">
          <table:table-cell table:style-name="ce3" office:value-type="string">
            <text:p>** 2</text:p>
          </table:table-cell>
          <table:table-cell office:value-type="string">
            <text:p>S1R31</text:p>
          </table:table-cell>
          <table:table-cell office:value-type="string">
            <text:p>CR&lt;=(oeM, oeAR)</text:p>
          </table:table-cell>
          <table:table-cell office:value-type="string">
            <text:p>b100010</text:p>
          </table:table-cell>
          <table:table-cell table:number-columns-repeated="11" office:value-type="string">
            <text:p>X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1R32</text:p>
          </table:table-cell>
          <table:table-cell office:value-type="string">
            <text:p>AR&lt;=Bus Datos</text:p>
          </table:table-cell>
          <table:table-cell table:number-columns-repeated="12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1R33</text:p>
          </table:table-cell>
          <table:table-cell office:value-type="string">
            <text:p>Rd&lt;=Bus Datos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struccion[8:6]</text:p>
          </table:table-cell>
          <table:table-cell table:number-columns-repeated="10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1R33</text:p>
          </table:table-cell>
          <table:table-cell office:value-type="string">
            <text:p>PC&lt;=PC+1</text:p>
          </table:table-cell>
          <table:table-cell office:value-type="string">
            <text:p>X</text:p>
          </table:table-cell>
          <table:table-cell table:number-columns-repeated="3"/>
          <table:table-cell table:number-columns-repeated="10" office:value-type="string">
            <text:p>X</text:p>
          </table:table-cell>
          <table:table-cell office:value-type="string">
            <text:p>b1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1W30</text:p>
          </table:table-cell>
          <table:table-cell office:value-type="string">
            <text:p>AR&lt;=Bus Datos</text:p>
          </table:table-cell>
          <table:table-cell/>
          <table:table-cell table:number-columns-repeated="11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1W30</text:p>
          </table:table-cell>
          <table:table-cell office:value-type="string">
            <text:p>CR&lt;=(oeM, oeAR)</text:p>
          </table:table-cell>
          <table:table-cell office:value-type="string">
            <text:p>b100010</text:p>
          </table:table-cell>
          <table:table-cell table:number-columns-repeated="11" office:value-type="string">
            <text:p>X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1W31</text:p>
          </table:table-cell>
          <table:table-cell office:value-type="string">
            <text:p>AR&lt;=Bus Datos</text:p>
          </table:table-cell>
          <table:table-cell/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1W31</text:p>
          </table:table-cell>
          <table:table-cell office:value-type="string">
            <text:p>DR&lt;=Rf1</text:p>
          </table:table-cell>
          <table:table-cell/>
          <table:table-cell table:number-columns-repeated="3" office:value-type="string">
            <text:p>X</text:p>
          </table:table-cell>
          <table:table-cell office:value-type="string">
            <text:p>Instruccion[5:3]</text:p>
          </table:table-cell>
          <table:table-cell office:value-type="string">
            <text:p>X</text:p>
          </table:table-cell>
          <table:table-cell office:value-type="string">
            <text:p>b1000</text:p>
          </table:table-cell>
          <table:table-cell table:number-columns-repeated="3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1W31</text:p>
          </table:table-cell>
          <table:table-cell office:value-type="string">
            <text:p>CR&lt;=(oeDR, oeAR,WR)</text:p>
          </table:table-cell>
          <table:table-cell office:value-type="string">
            <text:p>b001011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1W32</text:p>
          </table:table-cell>
          <table:table-cell office:value-type="string">
            <text:p>CR&lt;=(oeDR, oeAR)</text:p>
          </table:table-cell>
          <table:table-cell office:value-type="string">
            <text:p>b001010</text:p>
          </table:table-cell>
          <table:table-cell table:number-columns-repeated="13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1W32</text:p>
          </table:table-cell>
          <table:table-cell office:value-type="string">
            <text:p>PC&lt;=PC+1</text:p>
          </table:table-cell>
          <table:table-cell/>
          <table:table-cell table:number-columns-repeated="13" office:value-type="string">
            <text:p>X</text:p>
          </table:table-cell>
          <table:table-cell office:value-type="string">
            <text:p>b1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table:style-name="ce3" office:value-type="string">
            <text:p>* 5</text:p>
          </table:table-cell>
          <table:table-cell office:value-type="string">
            <text:p>S21</text:p>
          </table:table-cell>
          <table:table-cell office:value-type="string">
            <text:p>PC&lt;=Bus Datos</text:p>
          </table:table-cell>
          <table:table-cell table:number-columns-repeated="14" office:value-type="string">
            <text:p>X</text:p>
          </table:table-cell>
          <table:table-cell office:value-type="string">
            <text:p>b0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*</text:p>
          </table:table-cell>
          <table:table-cell office:value-type="string">
            <text:p>S22</text:p>
          </table:table-cell>
          <table:table-cell office:value-type="string">
            <text:p>PC&lt;=PC+1</text:p>
          </table:table-cell>
          <table:table-cell table:number-columns-repeated="14" office:value-type="string">
            <text:p>X</text:p>
          </table:table-cell>
          <table:table-cell office:value-type="string">
            <text:p>b1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>
            <text:p>S23</text:p>
          </table:table-cell>
          <table:table-cell office:value-type="string">
            <text:p>DR&lt;=Bus Datos</text:p>
          </table:table-cell>
          <table:table-cell/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23</text:p>
          </table:table-cell>
          <table:table-cell office:value-type="string">
            <text:p>AR&lt;=Rf1</text:p>
          </table:table-cell>
          <table:table-cell/>
          <table:table-cell table:number-columns-repeated="3" office:value-type="string">
            <text:p>X</text:p>
          </table:table-cell>
          <table:table-cell office:value-type="string">
            <text:p>Instruccion[5:3]</text:p>
          </table:table-cell>
          <table:table-cell office:value-type="string">
            <text:p>X</text:p>
          </table:table-cell>
          <table:table-cell office:value-type="string">
            <text:p>b1000</text:p>
          </table:table-cell>
          <table:table-cell table:number-columns-repeated="3" office:value-type="string">
            <text:p>X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23</text:p>
          </table:table-cell>
          <table:table-cell office:value-type="string">
            <text:p>PC&lt;=PC+1</text:p>
          </table:table-cell>
          <table:table-cell/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4"/>
          <table:table-cell office:value-type="string">
            <text:p>b1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23</text:p>
          </table:table-cell>
          <table:table-cell office:value-type="string">
            <text:p>CR&lt;=(oePCd,oeAR,WR)</text:p>
          </table:table-cell>
          <table:table-cell office:value-type="string">
            <text:p>b010011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Igual</text:p>
          </table:table-cell>
          <table:table-cell office:value-type="string">
            <text:p>Stad</text:p>
          </table:table-cell>
          <table:table-cell table:style-name="ce5" office:value-type="string">
            <text:p>Acción</text:p>
          </table:table-cell>
          <table:table-cell table:style-name="ce5" office:value-type="string">
            <text:p>Control</text:p>
          </table:table-cell>
          <table:table-cell table:style-name="ce5" office:value-type="string">
            <text:p>WriteSelect</text:p>
          </table:table-cell>
          <table:table-cell table:style-name="ce5" office:value-type="string">
            <text:p>WriteEnable</text:p>
          </table:table-cell>
          <table:table-cell table:style-name="ce5" office:value-type="string">
            <text:p>WriteAddress</text:p>
          </table:table-cell>
          <table:table-cell table:style-name="ce5" office:value-type="string">
            <text:p>ReadAddressA</text:p>
          </table:table-cell>
          <table:table-cell table:style-name="ce5" office:value-type="string">
            <text:p>ReadAddressB</text:p>
          </table:table-cell>
          <table:table-cell table:style-name="ce5" office:value-type="string">
            <text:p>Fun</text:p>
          </table:table-cell>
          <table:table-cell table:style-name="ce5" office:value-type="string">
            <text:p>LoadS</text:p>
          </table:table-cell>
          <table:table-cell table:style-name="ce5" office:value-type="string">
            <text:p>SlectS</text:p>
          </table:table-cell>
          <table:table-cell table:style-name="ce5" office:value-type="string">
            <text:p>NegS</text:p>
          </table:table-cell>
          <table:table-cell table:style-name="ce5" office:value-type="string">
            <text:p>SelectDR</text:p>
          </table:table-cell>
          <table:table-cell table:style-name="ce5" office:value-type="string">
            <text:p>LoadDR</text:p>
          </table:table-cell>
          <table:table-cell table:style-name="ce5" office:value-type="string">
            <text:p>SelectAR</text:p>
          </table:table-cell>
          <table:table-cell table:style-name="ce5" office:value-type="string">
            <text:p>LoadAR</text:p>
          </table:table-cell>
          <table:table-cell table:style-name="ce5" office:value-type="string">
            <text:p>SelectPC</text:p>
          </table:table-cell>
          <table:table-cell table:style-name="ce5" office:value-type="string">
            <text:p>LoadPC</text:p>
          </table:table-cell>
          <table:table-cell table:style-name="ce5" office:value-type="string">
            <text:p>LoadIR</text:p>
          </table:table-cell>
          <table:table-cell table:style-name="ce5" office:value-type="string">
            <text:p>LoadC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24</text:p>
          </table:table-cell>
          <table:table-cell office:value-type="string">
            <text:p>Rf1&lt;=Rf1+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nstruccion[5:3]</text:p>
          </table:table-cell>
          <table:table-cell office:value-type="string">
            <text:p>Instruccion[5:3]</text:p>
          </table:table-cell>
          <table:table-cell office:value-type="string">
            <text:p>X</text:p>
          </table:table-cell>
          <table:table-cell office:value-type="string">
            <text:p>b0111</text:p>
          </table:table-cell>
          <table:table-cell table:number-columns-repeated="10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24</text:p>
          </table:table-cell>
          <table:table-cell office:value-type="string">
            <text:p>Cr&lt;=(oePCd,oeAR)</text:p>
          </table:table-cell>
          <table:table-cell office:value-type="string">
            <text:p>b010010</text:p>
          </table:table-cell>
          <table:table-cell table:number-columns-repeated="4"/>
          <table:table-cell office:value-type="string">
            <text:p>X</text:p>
          </table:table-cell>
          <table:table-cell/>
          <table:table-cell table:number-columns-repeated="10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>
            <text:p>S25</text:p>
          </table:table-cell>
          <table:table-cell office:value-type="string">
            <text:p>CR&lt;=(oeDR)</text:p>
          </table:table-cell>
          <table:table-cell office:value-type="string">
            <text:p>b001000</text:p>
          </table:table-cell>
          <table:table-cell table:number-columns-repeated="16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26</text:p>
          </table:table-cell>
          <table:table-cell office:value-type="string">
            <text:p>PC&lt;=Bus Datos</text:p>
          </table:table-cell>
          <table:table-cell table:number-columns-repeated="14" office:value-type="string">
            <text:p>X</text:p>
          </table:table-cell>
          <table:table-cell office:value-type="string">
            <text:p>b0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>
            <text:p>S27</text:p>
          </table:table-cell>
          <table:table-cell office:value-type="string">
            <text:p>AR&lt;=Rf1-1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string">
            <text:p>Instruccion[5:3]</text:p>
          </table:table-cell>
          <table:table-cell office:value-type="string">
            <text:p>X</text:p>
          </table:table-cell>
          <table:table-cell office:value-type="string">
            <text:p>b0100</text:p>
          </table:table-cell>
          <table:table-cell table:number-columns-repeated="5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27</text:p>
          </table:table-cell>
          <table:table-cell office:value-type="string">
            <text:p>Rf1&lt;=Rf1-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nstruccion[5:3]</text:p>
          </table:table-cell>
          <table:table-cell office:value-type="string">
            <text:p>Instruccion[5:3]</text:p>
          </table:table-cell>
          <table:table-cell office:value-type="string">
            <text:p>X</text:p>
          </table:table-cell>
          <table:table-cell office:value-type="string">
            <text:p>b0100</text:p>
          </table:table-cell>
          <table:table-cell table:number-columns-repeated="5" office:value-type="string">
            <text:p>X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27</text:p>
          </table:table-cell>
          <table:table-cell office:value-type="string">
            <text:p>CR&lt;=(oeM, oeAR)</text:p>
          </table:table-cell>
          <table:table-cell office:value-type="string">
            <text:p>b100010</text:p>
          </table:table-cell>
          <table:table-cell table:number-columns-repeated="4"/>
          <table:table-cell office:value-type="string">
            <text:p>X</text:p>
          </table:table-cell>
          <table:table-cell/>
          <table:table-cell table:number-columns-repeated="5" office:value-type="string">
            <text:p>X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string">
            <text:p>S28</text:p>
          </table:table-cell>
          <table:table-cell office:value-type="string">
            <text:p>PC&lt;=Bus Datos</text:p>
          </table:table-cell>
          <table:table-cell table:number-columns-repeated="14"/>
          <table:table-cell office:value-type="string">
            <text:p>b0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office:value-type="string">
            <text:p>Control=oeM,oePCd,oeDR,oePCa,oeAR,WR</text:p>
          </table:table-cell>
          <table:table-cell table:number-columns-repeated="23"/>
        </table:table-row>
        <table:table-row table:style-name="ro1">
          <table:table-cell office:value-type="string">
            <text:p>** oeARa = oeAR</text:p>
          </table:table-cell>
          <table:table-cell table:number-columns-repeated="23"/>
        </table:table-row>
        <table:table-row table:style-name="ro1">
          <table:table-cell office:value-type="string">
            <text:p>* Revisa Status</text:p>
          </table:table-cell>
          <table:table-cell table:number-columns-repeated="23"/>
        </table:table-row>
      </table:table>
      <table:table table:name="Hoja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CO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7">07/12/2009</text:date>, <text:time>23:01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12-05T09:31:41</meta:creation-date>
    <dc:date>2009-12-07T23:01:38</dc:date>
    <meta:editing-cycles>10</meta:editing-cycles>
    <meta:editing-duration>PT9H42M0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3" meta:cell-count="1074"/>
  </office:meta>
</office:document-meta>
</file>